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style:font-name="Times New Roman" style:font-name-asian="Times New Roman1" style:font-name-complex="Times New Roman1"/>
    </style:style>
    <style:style style:name="P3"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16"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9"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1"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22" style:family="paragraph" style:parent-style-name="Standard">
      <style:paragraph-properties fo:margin-left="0in" fo:margin-right="0in" fo:margin-top="0.1665in" fo:margin-bottom="0.1665in" loext:contextual-spacing="false" fo:line-height="100%" fo:text-indent="0in" style:auto-text-indent="false"/>
      <style:text-properties style:font-name="Times New Roman" style:font-name-asian="Times New Roman1" style:font-name-complex="Times New Roman1"/>
    </style:style>
    <style:style style:name="P23"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24" style:family="paragraph" style:parent-style-name="Heading_20_3">
      <style:paragraph-properties fo:margin-top="0.1945in" fo:margin-bottom="0.0555in" loext:contextual-spacing="false" fo:line-height="100%" fo:keep-together="auto" fo:keep-with-next="auto"/>
    </style:style>
    <style:style style:name="P25" style:family="paragraph" style:parent-style-name="Heading_20_2">
      <style:paragraph-properties fo:margin-top="0.25in" fo:margin-bottom="0.0555in" loext:contextual-spacing="false" fo:line-height="100%" fo:keep-together="auto" fo:keep-with-next="auto"/>
    </style:style>
    <style:style style:name="T1" style:family="text">
      <style:text-properties style:font-name="Times New Roman" fo:font-size="23pt" fo:font-weight="bold" style:font-name-asian="Times New Roman1" style:font-size-asian="23pt" style:font-weight-asian="bold" style:font-name-complex="Times New Roman1" style:font-size-complex="23pt"/>
    </style:style>
    <style:style style:name="T2" style:family="text">
      <style:text-properties style:font-name="Times New Roman" fo:font-size="17pt" fo:font-weight="bold" style:font-name-asian="Times New Roman1" style:font-size-asian="17pt" style:font-weight-asian="bold" style:font-name-complex="Times New Roman1" style:font-size-complex="17pt"/>
    </style:style>
    <style:style style:name="T3" style:family="text">
      <style:text-properties style:font-name="Times New Roman" style:font-name-asian="Times New Roman1" style:font-name-complex="Times New Roman1"/>
    </style:style>
    <style:style style:name="T4" style:family="text">
      <style:text-properties style:font-name="Times New Roman" fo:font-weight="bold" style:font-name-asian="Times New Roman1" style:font-weight-asian="bold" style:font-name-complex="Times New Roman1"/>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style:font-name="Times New Roman" fo:font-size="13pt" style:font-name-asian="Times New Roman1" style:font-size-asian="13pt" style:font-name-complex="Times New Roman1" style:font-size-complex="13pt"/>
    </style:style>
    <style:style style:name="T7" style:family="text">
      <style:text-properties style:font-name="Times New Roman" fo:font-size="13pt" fo:font-style="italic" style:font-name-asian="Times New Roman1" style:font-size-asian="13pt" style:font-style-asian="italic" style:font-name-complex="Times New Roman1" style:font-size-complex="13pt"/>
    </style:style>
    <style:style style:name="T8" style:family="text">
      <style:text-properties fo:color="#000000" style:font-name="Times New Roman" fo:font-size="13pt" fo:font-weight="bold" style:font-name-asian="Times New Roman1" style:font-size-asian="13pt" style:font-weight-asian="bold" style:font-name-complex="Times New Roman1" style:font-size-complex="13pt"/>
    </style:style>
    <style:style style:name="T9" style:family="text">
      <style:text-properties fo:color="#1155cc" style:font-name="Times New Roman" fo:font-size="13pt" style:text-underline-style="solid" style:text-underline-width="auto" style:text-underline-color="font-color" style:font-name-asian="Times New Roman1" style:font-size-asian="13pt" style:font-name-complex="Times New Roman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yqxv647mk8cr"/><text:span text:style-name="T1">Amazon’s Use of Artificial Intelligence: Current Applications and Future Innovations</text:span></text:p>
      <text:p text:style-name="P25"><text:bookmark text:name="_sd82amh0k027"/><text:span text:style-name="T2">Overview and Origin</text:span></text:p>
      <text:p text:style-name="P1"><text:span text:style-name="T3">Amazon.com, Inc., founded by Jeff Bezos in 1994, has transformed from an online bookstore into a global technology giant, with artificial intelligence (AI) playing a pivotal role in its evolution. Originally designed to revolutionize retail by offering an extensive selection of books online, Amazon has since leveraged data and advanced technologies like AI to optimize operations and enhance customer experiences. Today, AI underpins many of Amazon’s core businesses, including e-commerce, logistics, and cloud computing.</text:span></text:p>
      <text:p text:style-name="P1"><text:span text:style-name="T3">Since its inception, Amazon has been known for reinvesting profits into innovation, with AI emerging as one of its most critical focus areas. The company's investments in AI are evident across various applications, such as product recommendations, smart home devices, supply chain management, and cloud services. This paper explores how Amazon utilizes AI to maintain a competitive edge and how the company plans to expand its use of this transformative technology in the future.</text:span></text:p>
      <text:p text:style-name="P25"><text:bookmark text:name="_rqh6l3vu5hld"/><text:span text:style-name="T2">Business Activities</text:span></text:p>
      <text:p text:style-name="P1"><text:span text:style-name="T3">Amazon's business strategy revolves around harnessing AI to address complex challenges. These include creating personalized shopping experiences, optimizing its extensive logistics network, and providing scalable cloud computing services through Amazon Web Services (AWS).</text:span></text:p>
      <text:p text:style-name="P24"><text:bookmark text:name="_bybuga25s5cc"/><text:span text:style-name="T8">Personalization and Customer Experience</text:span></text:p>
      <text:p text:style-name="P1"><text:span text:style-name="T3">Amazon is renowned for its effective product recommendation engine, which relies on AI algorithms to enhance the shopping experience. This system utilizes machine learning and collaborative filtering to suggest items based on user behavior, purchasing patterns, and browsing history. These personalized recommendations significantly contribute to Amazon’s sales by helping customers discover products tailored to their needs. The algorithms continuously learn from customer interactions, refining and improving the accuracy of suggestions over time.</text:span></text:p>
      <text:p text:style-name="P1"><text:span text:style-name="T3">In addition to personalized recommendations, Amazon employs AI to dynamically adjust product prices in response to market conditions, competition, and demand. This dynamic pricing model allows Amazon to remain competitive while maximizing profits.</text:span></text:p>
      <text:p text:style-name="P24"><text:bookmark text:name="_ej9zn3xoqiw2"/><text:span text:style-name="T8">Alexa and Voice Recognition</text:span></text:p>
      <text:p text:style-name="P1"><text:span text:style-name="T3">Amazon’s Alexa, a voice-activated virtual assistant, is one of the company’s flagship AI products. Built on natural language processing (NLP) and machine learning technologies, Alexa understands and responds to voice commands conversationally. As a central feature in smart homes, Alexa offers services such as controlling home appliances, answering questions, and managing daily tasks.</text:span></text:p>
      <text:p text:style-name="P1"><text:span text:style-name="T3">Through Alexa, Amazon has established a presence in the voice commerce market, enabling customers to make purchases through voice commands. Over time, Alexa has become increasingly responsive and intuitive, learning from user interactions. Amazon continues to invest heavily in AI research to enhance Alexa, aiming for a fully integrated voice-based shopping experience.</text:span></text:p>
      <text:p text:style-name="P24"><text:bookmark text:name="_nh3pnxg2u36i"/><text:span text:style-name="T8">Amazon Go and AI-Powered Retail</text:span></text:p>
      <text:p text:style-name="P1"><text:span text:style-name="T3">Amazon’s AI initiatives extend beyond online shopping and into physical retail. The company’s Amazon Go stores utilize AI to create a cashier-less shopping experience. These stores rely on a combination of computer vision, sensor fusion, and deep learning algorithms to track customer movements and detect items picked up. When customers exit the store, the AI system automatically charges them for items in their virtual cart, eliminating traditional checkout lines.</text:span></text:p>
      <text:p text:style-name="P1"><text:span text:style-name="T3">This innovation demonstrates Amazon’s ability to apply AI in real-world environments, streamlining the shopping experience while reducing the need for human labor.</text:span></text:p>
      <text:p text:style-name="P24"><text:bookmark text:name="_ppzpx91a4p6c"/><text:span text:style-name="T8">Logistics and Supply Chain Optimization</text:span></text:p>
      <text:p text:style-name="P1"><text:span text:style-name="T3">Amazon’s expansive logistics network is powered by sophisticated AI systems that optimize inventory management and delivery routes. AI plays a crucial role in predicting demand, ensuring efficient stocking of products in fulfillment centers. Predictive analytics allow Amazon to anticipate high-demand products based on seasonality, customer preferences, and market trends, thereby reducing overstock and stockouts.</text:span></text:p>
      <text:p text:style-name="P1"><text:span text:style-name="T3">Moreover, AI optimizes delivery routes and estimates delivery times. By analyzing real-time data, Amazon's AI algorithms help delivery drivers avoid traffic and select the fastest routes, ensuring timely package delivery. This optimization has enabled Amazon to offer its Prime members same-day and next-day delivery in many regions, significantly enhancing the customer experience.</text:span></text:p>
      <text:p text:style-name="P25"><text:bookmark text:name="_9sz2w8li8fi2"/><text:span text:style-name="T2">Landscape</text:span></text:p>
      <text:p text:style-name="P1"><text:span text:style-name="T3">Amazon operates across various fields, including e-commerce, cloud computing, artificial intelligence, and logistics. Each of these areas is highly competitive and has witnessed significant innovations over the last decade, with AI emerging as a key differentiator. Competitors in these sectors are also leveraging AI to enhance their offerings, creating a competitive landscape that fosters constant innovation.</text:span></text:p>
      <text:p text:style-name="P24"><text:bookmark text:name="_mipq757yl1v0"/><text:span text:style-name="T8">E-commerce Competitors</text:span></text:p>
      <text:p text:style-name="P1"><text:span text:style-name="T3">In the e-commerce sector, Amazon’s key competitors include:</text:span></text:p>
      <text:list xml:id="list2461201229" text:style-name="WWNum6">
        <text:list-item>
          <text:p text:style-name="P3"><text:span text:style-name="T4">Alibaba</text:span><text:span text:style-name="T3">: The largest e-commerce company in China, Alibaba utilizes AI for customer recommendations, automated customer service, and smart logistics through its Cainiao network.</text:span></text:p>
        </text:list-item>
        <text:list-item>
          <text:p text:style-name="P10"><text:span text:style-name="T4">Walmart</text:span><text:span text:style-name="T3">: With its growing online presence, Walmart leverages AI for inventory management, predictive analytics, and enhancing the in-store experience through smart shopping features.</text:span></text:p>
        </text:list-item>
        <text:list-item>
          <text:p text:style-name="P10"><text:span text:style-name="T4">eBay</text:span><text:span text:style-name="T3">: A significant player in online retail, eBay employs AI to improve search functionality, detect fraudulent listings, and enhance product recommendations.</text:span></text:p>
        </text:list-item>
        <text:list-item>
          <text:p text:style-name="P15"><text:soft-page-break/><text:span text:style-name="T4">JD.com</text:span><text:span text:style-name="T3">: A major Chinese e-commerce company, JD.com uses AI to automate warehouses, optimize inventory management, and streamline deliveries.</text:span></text:p>
        </text:list-item>
      </text:list>
      <text:p text:style-name="P24"><text:bookmark text:name="_k8irkuaatfp5"/><text:span text:style-name="T8">Cloud Computing Competitors</text:span></text:p>
      <text:p text:style-name="P1"><text:span text:style-name="T3">In cloud computing, Amazon Web Services (AWS) faces competition from other tech giants that are investing heavily in AI to offer advanced services:</text:span></text:p>
      <text:list xml:id="list3998177332" text:style-name="WWNum4">
        <text:list-item>
          <text:p text:style-name="P4"><text:span text:style-name="T4">Microsoft Azure</text:span><text:span text:style-name="T3">: Microsoft’s cloud platform is a direct competitor to AWS and has integrated AI services such as Azure Cognitive Services and Azure Machine Learning for data analytics, AI model training, and intelligent automation.</text:span></text:p>
        </text:list-item>
        <text:list-item>
          <text:p text:style-name="P11"><text:span text:style-name="T4">Google Cloud Platform (GCP)</text:span><text:span text:style-name="T3">: Leveraging its AI expertise, Google Cloud offers TensorFlow and AI Hub, providing robust machine learning and AI capabilities that position it as a strong competitor in the AI and cloud space.</text:span></text:p>
        </text:list-item>
        <text:list-item>
          <text:p text:style-name="P16"><text:span text:style-name="T4">IBM Cloud</text:span><text:span text:style-name="T3">: IBM is focusing on AI through its Watson platform, which offers advanced AI tools for enterprise applications, including natural language processing, data analytics, and automation.</text:span></text:p>
        </text:list-item>
      </text:list>
      <text:p text:style-name="P24"><text:bookmark text:name="_wnexvoi0zsky"/><text:span text:style-name="T8">AI and Voice Assistant Competitors</text:span></text:p>
      <text:p text:style-name="P1"><text:span text:style-name="T3">In the realm of AI and voice assistants, Alexa faces strong competition from other platforms, each utilizing advancements in natural language processing and machine learning:</text:span></text:p>
      <text:list xml:id="list1088121669" text:style-name="WWNum5">
        <text:list-item>
          <text:p text:style-name="P5"><text:span text:style-name="T4">Google Assistant</text:span><text:span text:style-name="T3">: Powered by Google’s AI research, Google Assistant competes directly with Alexa by using AI to understand voice commands and context more effectively.</text:span></text:p>
        </text:list-item>
        <text:list-item>
          <text:p text:style-name="P12"><text:span text:style-name="T4">Apple Siri</text:span><text:span text:style-name="T3">: Although Siri’s capabilities currently lag behind those of Alexa and Google Assistant, Apple is investing in AI to improve Siri’s natural language understanding and integration within its ecosystem.</text:span></text:p>
        </text:list-item>
        <text:list-item>
          <text:p text:style-name="P17"><text:span text:style-name="T4">Microsoft Cortana</text:span><text:span text:style-name="T3">: Initially a competitor in the voice assistant space, Microsoft has since pivoted Cortana toward business productivity tools, utilizing AI for workplace tasks such as email management and scheduling.</text:span></text:p>
        </text:list-item>
      </text:list>
      <text:p text:style-name="P24"><text:bookmark text:name="_epxz05fj2d8a"/><text:span text:style-name="T8">Logistics and Autonomous Delivery Competitors</text:span></text:p>
      <text:p text:style-name="P1"><text:span text:style-name="T3">In logistics and autonomous delivery, Amazon’s initiatives, such as Prime Air (drone delivery) and autonomous ground vehicles, face increasing competition:</text:span></text:p>
      <text:list xml:id="list4011545023" text:style-name="WWNum1">
        <text:list-item>
          <text:p text:style-name="P6"><text:span text:style-name="T4">UPS and FedEx</text:span><text:span text:style-name="T3">: Both companies are investing in AI to optimize delivery routes, enhance tracking systems, and experiment with drone and autonomous vehicle delivery.</text:span></text:p>
        </text:list-item>
        <text:list-item>
          <text:p text:style-name="P13"><text:span text:style-name="T4">Alphabet’s Wing</text:span><text:span text:style-name="T3">: A subsidiary of Google’s parent company, Wing is developing drone delivery technologies that directly compete with Amazon’s Prime Air.</text:span></text:p>
        </text:list-item>
        <text:list-item>
          <text:p text:style-name="P18"><text:span text:style-name="T4">Tesla</text:span><text:span text:style-name="T3">: Known primarily for electric vehicles, Tesla’s advancements in self-driving technology and AI-powered logistics could position it as a competitor to Amazon’s autonomous delivery efforts.</text:span></text:p>
        </text:list-item>
      </text:list>
      <text:p text:style-name="P24"><text:bookmark text:name="_viu2bheewvrm"/><text:span text:style-name="T8">AI-Powered Retail Competitors</text:span></text:p>
      <text:p text:style-name="P1"><text:span text:style-name="T3">In physical retail, Amazon's AI-powered Amazon Go stores encounter competition from companies leveraging AI to enhance the brick-and-mortar experience:</text:span></text:p>
      <text:list xml:id="list4080523960" text:style-name="WWNum2">
        <text:list-item>
          <text:p text:style-name="P7"><text:span text:style-name="T4">Walmart</text:span><text:span text:style-name="T3">: Walmart is testing its own cashier-less store technology, utilizing AI for customer tracking and autonomous checkout systems similar to those found in Amazon Go.</text:span></text:p>
        </text:list-item>
        <text:list-item>
          <text:p text:style-name="P19"><text:span text:style-name="T4">Zebra Technologies</text:span><text:span text:style-name="T3">: A leader in retail automation, Zebra Technologies employs AI to enhance in-store processes, such as inventory tracking and customer management.</text:span></text:p>
        </text:list-item>
      </text:list>
      <text:p text:style-name="P25"><text:bookmark text:name="_wejef8q2d5mh"/><text:span text:style-name="T2">AI in Amazon Web Services (AWS)</text:span></text:p>
      <text:p text:style-name="P1"><text:span text:style-name="T3">Amazon Web Services (AWS) is a leader in providing AI tools and infrastructure to businesses. AWS offers a variety of machine learning and AI services, including Amazon SageMaker for building, training, and deploying machine learning models, as well as Amazon Rekognition, which uses AI to analyze images and videos for applications like facial recognition and object detection.</text:span></text:p>
      <text:p text:style-name="P1"><text:span text:style-name="T3">AWS enables companies across various industries to leverage AI without the need for in-house expertise. Amazon’s success in this space positions it as a dominant force not only in e-commerce but also in the burgeoning AI-as-a-service market.</text:span></text:p>
      <text:p text:style-name="P25"><text:bookmark text:name="_2umd3s2o6d6b"/><text:span text:style-name="T2">The Future of AI at Amazon</text:span></text:p>
      <text:p text:style-name="P24"><text:bookmark text:name="_7yysgwc1xtki"/><text:span text:style-name="T8">Autonomous Delivery and Logistics</text:span></text:p>
      <text:p text:style-name="P1"><text:span text:style-name="T3">Looking ahead, Amazon’s next major leap in AI innovation focuses on autonomous delivery systems. The company is testing drones through its Prime Air initiative to provide faster delivery services while developing autonomous delivery vehicles and robots to streamline logistics. By utilizing AI for navigation, route planning, and real-time decision-making, Amazon aims to reduce the need for human drivers, resulting in faster and more cost-effective deliveries.</text:span></text:p>
      <text:p text:style-name="P24"><text:bookmark text:name="_8gil71msmceb"/><text:soft-page-break/><text:span text:style-name="T8">Advanced AI for Alexa and Beyond</text:span></text:p>
      <text:p text:style-name="P1"><text:span text:style-name="T3">Amazon has ambitious plans to enhance Alexa’s capabilities, aiming for more human-like understanding and interactions. The company is investing in advanced AI research to improve natural language understanding, enabling Alexa to engage in complex conversations and provide proactive assistance. Amazon envisions Alexa as an integral part of daily life, where it can anticipate user needs and execute tasks seamlessly.</text:span></text:p>
      <text:p text:style-name="P24"><text:bookmark text:name="_ad8mz09sx2c"/><text:span text:style-name="T8">AI in Healthcare</text:span></text:p>
      <text:p text:style-name="P1"><text:span text:style-name="T3">Amazon is also expanding its AI footprint in healthcare. Through acquisitions like PillPack, the company is exploring how AI can streamline pharmacy operations, enhance telemedicine services, and deliver personalized healthcare recommendations. AI has the potential to help Amazon manage health data more efficiently, improving patient outcomes while reducing costs in the healthcare sector.</text:span></text:p>
      <text:p text:style-name="P25"><text:bookmark text:name="_k36gjp7nealq"/><text:span text:style-name="T2">Ethical Considerations and Challenges</text:span></text:p>
      <text:p text:style-name="P1"><text:span text:style-name="T3">As Amazon pushes the boundaries of AI, several significant ethical considerations arise:</text:span></text:p>
      <text:list xml:id="list492765851" text:style-name="WWNum3">
        <text:list-item>
          <text:p text:style-name="P8"><text:span text:style-name="T4">Data Privacy Concerns</text:span><text:span text:style-name="T3">: Amazon collects vast amounts of user data to train its AI models, raising questions about how this data is stored, shared, and protected.</text:span></text:p>
        </text:list-item>
        <text:list-item>
          <text:p text:style-name="P14"><text:span text:style-name="T4">Bias in AI Algorithms</text:span><text:span text:style-name="T3">: There have been instances where AI systems, including those used by Amazon, have exhibited biases in areas like hiring and product recommendations.</text:span></text:p>
        </text:list-item>
        <text:list-item>
          <text:p text:style-name="P20"><text:span text:style-name="T4">Job Displacement</text:span><text:span text:style-name="T3">: The increasing use of AI and robotics in Amazon’s</text:span></text:p>
        </text:list-item>
      </text:list>
      <text:p text:style-name="P25"><text:bookmark text:name="_l2zbezxmhzen"/><text:span text:style-name="T2">Conclusion</text:span></text:p>
      <text:p text:style-name="P1"><text:span text:style-name="T3">Looking ahead, artificial intelligence will be a key part of Amazon's growth and innovation. The company is investing heavily in AI technologies, such as autonomous delivery systems and improved features for Alexa. These efforts aim to make shopping faster and more convenient for customers while setting new standards in logistics.</text:span></text:p>
      <text:p text:style-name="P1"><text:span text:style-name="T3">Additionally, Amazon's exploration of AI in healthcare could change how medical services are delivered. By using AI to provide personalized healthcare solutions, Amazon has the potential to significantly improve patient care and streamline pharmacy operations.</text:span></text:p>
      <text:p text:style-name="P1"><text:span text:style-name="T3">However, as Amazon pushes forward with these advancements, it must also tackle important ethical issues. Concerns about data privacy, bias in AI algorithms, and the impact of automation on jobs need to be addressed. By focusing on responsible and transparent AI practices, Amazon can ensure that its innovations benefit not just the company but also society as a whole. As Amazon continues to evolve, it has the opportunity to lead the way in using AI to create a more efficient and connected future.</text:span></text:p>
      <text:p text:style-name="P2"/>
      <text:p text:style-name="P2"/>
      <text:p text:style-name="P2"/>
      <text:p text:style-name="P2"/>
      <text:p text:style-name="P2"/>
      <text:p text:style-name="P2"/>
      <text:p text:style-name="P1"><text:span text:style-name="T3">References:</text:span></text:p>
      <text:list xml:id="list2586624988" text:style-name="WWNum7">
        <text:list-item>
          <text:p text:style-name="P9"><text:span text:style-name="T3">OpenAI. (2024, October 21). Discussion about Amazon’s AI strategies and innovations. In </text:span><text:span text:style-name="T5">ChatGPT</text:span><text:span text:style-name="T3">.</text:span></text:p>
        </text:list-item>
        <text:list-item>
          <text:p text:style-name="P21"><text:span text:style-name="T6">Amazon. (n.d.). </text:span><text:span text:style-name="T7">Amazon.com: Online shopping for electronics, apparel, computers, books, DVDs &amp; more.</text:span><text:span text:style-name="T6"> Amazon.</text:span><text:a xlink:type="simple" xlink:href="https://www.amazon.com" text:style-name="ListLabel_20_64" text:visited-style-name="ListLabel_20_64"><text:span text:style-name="T6"> </text:span></text:a><text:a xlink:type="simple" xlink:href="https://www.amazon.com" text:style-name="ListLabel_20_65" text:visited-style-name="ListLabel_20_65"><text:span text:style-name="T9">https://www.amazon.com</text:span></text:a></text:p>
        </text:list-item>
      </text:list>
      <text:p text:style-name="P2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3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font-name="Times New Roman" fo:font-family="'Times New Roman'" style:font-family-generic="roman" style:font-pitch="variable" fo:font-size="13pt" style:text-underline-style="solid" style:text-underline-width="auto" style:text-underline-color="font-color"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7" meta:word-count="1766" meta:character-count="12420" meta:non-whitespace-character-count="10741"/>
    <meta:generator>LibreOfficeDev/6.0.5.2$Linux_X86_64 LibreOffice_project/</meta:generator>
  </office:meta>
</office:document-meta>
</file>